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32f2" officeooo:paragraph-rsid="000d32f2"/>
    </style:style>
    <style:style style:name="P2" style:family="paragraph" style:parent-style-name="Standard">
      <style:text-properties officeooo:paragraph-rsid="000f1861"/>
    </style:style>
    <style:style style:name="P3" style:family="paragraph" style:parent-style-name="Standard">
      <style:text-properties officeooo:rsid="00101b37" officeooo:paragraph-rsid="00101b37"/>
    </style:style>
    <style:style style:name="P4" style:family="paragraph" style:parent-style-name="Standard">
      <style:text-properties officeooo:rsid="0011b587" officeooo:paragraph-rsid="0011b587"/>
    </style:style>
    <style:style style:name="P5" style:family="paragraph" style:parent-style-name="Standard">
      <style:text-properties officeooo:rsid="0011d7e9" officeooo:paragraph-rsid="0011d7e9"/>
    </style:style>
    <style:style style:name="P6" style:family="paragraph" style:parent-style-name="Standard">
      <style:text-properties officeooo:rsid="0011d7e9" officeooo:paragraph-rsid="0013ae18"/>
    </style:style>
    <style:style style:name="T1" style:family="text">
      <style:text-properties officeooo:rsid="000d32f2"/>
    </style:style>
    <style:style style:name="T2" style:family="text">
      <style:text-properties officeooo:rsid="0013a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b-engines.com/en/system/ArangoDB" text:style-name="Internet_20_link" text:visited-style-name="Visited_20_Internet_20_Link">https://db-engines.com/en/system/ArangoDB</text:a></text:p>
      <text:p text:style-name="Standard"><text:a xlink:type="simple" xlink:href="https://www.arangodb.com/why-arangodb/" text:style-name="Internet_20_link" text:visited-style-name="Visited_20_Internet_20_Link">https://www.arangodb.com/why-arangodb/</text:a></text:p>
      <text:p text:style-name="Standard"><text:a xlink:type="simple" xlink:href="https://www.arangodb.com/why-arangodb/cluster/" text:style-name="Internet_20_link" text:visited-style-name="Visited_20_Internet_20_Link">https://www.arangodb.com/why-arangodb/cluster/</text:a></text:p>
      <text:p text:style-name="Standard"><text:a xlink:type="simple" xlink:href="https://en.wikipedia.org/wiki/ArangoDB" text:style-name="Internet_20_link" text:visited-style-name="Visited_20_Internet_20_Link">https://en.wikipedia.org/wiki/ArangoDB</text:a></text:p>
      <text:p text:style-name="Standard"/>
      <text:p text:style-name="Standard">2.1 Editeur</text:p>
      <text:p text:style-name="P1">ArangoDB Inc</text:p>
      <text:p text:style-name="P1"/>
      <text:p text:style-name="Standard">2.2 Versions initial (Nr. De version et date)</text:p>
      <text:p text:style-name="P1">2011 (avec le nom de AvocadoDB), 2012 (sous le nom de ArangoDB)</text:p>
      <text:p text:style-name="P1"/>
      <text:p text:style-name="Standard">2.3 Versions actuelle (Nr. De version et date)</text:p>
      <text:p text:style-name="P1">3.6.0 sortie le 8 janvier 2020</text:p>
      <text:p text:style-name="P1"/>
      <text:p text:style-name="Standard">2.4 Modèles de données supportés(Clé/Valeur, Orienté document,</text:p>
      <text:p text:style-name="Standard">Orienté Colonnes, Oriénté Graphe)</text:p>
      <text:p text:style-name="P2">Clé/Valeur, Orienté document, Oriénté Graphe.</text:p>
      <text:p text:style-name="P2"/>
      <text:p text:style-name="Standard">2.5 Gestion du schéma (sans schéma, dynamique, statique, mixte)</text:p>
      <text:p text:style-name="P3">Sans schéma</text:p>
      <text:p text:style-name="Standard"/>
      <text:p text:style-name="Standard">2.6 Support de SQL (DDL, DML)</text:p>
      <text:p text:style-name="P3">Non </text:p>
      <text:p text:style-name="Standard"/>
      <text:p text:style-name="Standard">2.7 Support d’indexes secondaires</text:p>
      <text:p text:style-name="P3">Oui</text:p>
      <text:p text:style-name="Standard"/>
      <text:p text:style-name="Standard">2.8 Langage de développement du sgbd nosql</text:p>
      <text:p text:style-name="P3">C++</text:p>
      <text:p text:style-name="P3"/>
      <text:p text:style-name="Standard">2.9 Support / Pérénité (communauté , etc.…)</text:p>
      <text:p text:style-name="P6">Communauté, <text:span text:style-name="T1">ArangoDB Inc</text:span></text:p>
      <text:p text:style-name="Standard"/>
      <text:p text:style-name="Standard">2.10 API Supportés</text:p>
      <text:p text:style-name="Standard">AQL<text:span text:style-name="T2">(ArangoDB Query Langage)</text:span><text:line-break/>Foxx Framework<text:line-break/>Graph API (Gremlin)<text:line-break/>GraphQL query language<text:line-break/>HTTP API<text:line-break/>Java &amp; SpringData<text:line-break/>JSON style queries<text:line-break/>VelocyPack/VelocyStream </text:p>
      <text:p text:style-name="Standard"/>
      <text:p text:style-name="Standard">2.11 Théorème CAP (CP, AP, AC)</text:p>
      <text:p text:style-name="P5">CP</text:p>
      <text:p text:style-name="Standard"/>
      <text:p text:style-name="Standard">2.12 Méthode de partitionnement</text:p>
      <text:p text:style-name="P4">Sharding (depuis version 2.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1:49:04.308000000</meta:creation-date>
    <dc:date>2020-05-13T02:46:57.782000000</dc:date>
    <meta:editing-duration>PT6M18S</meta:editing-duration>
    <meta:editing-cycles>1</meta:editing-cycles>
    <meta:document-statistic meta:table-count="0" meta:image-count="0" meta:object-count="0" meta:page-count="1" meta:paragraph-count="29" meta:word-count="137" meta:character-count="1031" meta:non-whitespace-character-count="921"/>
    <meta:generator>LibreOffice/6.0.7.3$Windows_X86_64 LibreOffice_project/dc89aa7a9eabfd848af146d5086077aeed2ae4a5</meta:generator>
  </office:meta>
</office:document-meta>
</file>